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;[.K76];[.K104];[.K105];[.K106];[.K107])" office:value-type="float" office:value="193700">
            <text:p>193700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;[.G103])" office:value-type="float" office:value="184600">
            <text:p>184600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9100">
            <text:p>91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61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8700">
            <text:p>87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5950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11900">
            <text:p>11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Default" office:value-type="string">
            <text:p>Artsvi</text:p>
          </table:table-cell>
          <table:table-cell table:number-columns-repeated="2"/>
          <table:table-cell office:value-type="float" office:value="6000">
            <text:p>6000</text:p>
          </table:table-cell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117000">
            <text:p>117000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03.41310541311">
            <text:p>1503.4131054131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+Sergey</text:p>
          </table:table-cell>
          <table:table-cell/>
          <table:table-cell table:formula="of:=SUM([.B100];[.E100])" office:value-type="float" office:value="731.259259259259">
            <text:p>731.2592592593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491.25925925926">
            <text:p>1491.259259259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15.41310541311">
            <text:p>1515.4131054131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887.41310541311">
            <text:p>1887.4131054131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511.41310541311">
            <text:p>1511.4131054131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00])" office:value-type="float" office:value="359.259259259259">
            <text:p>359.2592592593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1152.15384615385">
            <text:p>1152.1538461539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];[.D100])" office:value-type="float" office:value="772.153846153846">
            <text:p>772.153846153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515.41310541311">
            <text:p>1515.4131054131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25" office:value-type="float" office:value="376">
            <text:p>376</text:p>
          </table:table-cell>
          <table:table-cell table:formula="of:=[.D71]/26" office:value-type="float" office:value="396.153846153846">
            <text:p>396.1538461538</text:p>
          </table:table-cell>
          <table:table-cell table:formula="of:=[.E71]/27" office:value-type="float" office:value="359.259259259259">
            <text:p>359.2592592593</text:p>
          </table:table-cell>
          <table:table-cell table:style-name="ce3" table:formula="of:=[.F71]/25" office:value-type="float" office:value="384">
            <text:p>384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3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6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32:.F132])" office:value-type="float" office:value="1627.82608695652">
            <text:p>1627.826086956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32])" office:value-type="float" office:value="439.130434782609">
            <text:p>439.1304347826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04:.H132])" office:value-type="float" office:value="48430.4347826087">
            <text:p>48430.4347826087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6/24/2016</text:date>, <text:time>10:5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24T10:57:12</dc:date>
    <meta:editing-duration>P8DT3H55M22S</meta:editing-duration>
    <meta:editing-cycles>2686</meta:editing-cycles>
    <meta:generator>OpenOffice/4.1.1$Unix OpenOffice.org_project/411m6$Build-9775</meta:generator>
    <dc:creator>Hasmik Dabaghyan</dc:creator>
    <meta:document-statistic meta:table-count="15" meta:cell-count="6711" meta:object-count="0"/>
  </office:meta>
</office:document-meta>
</file>